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solid"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8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2pt" style:font-size-asian="12pt" style:font-size-complex="12pt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27cm" svg:height="0.762cm" svg:x="3.54cm" svg:y="5.445cm">
          <text:p text:style-name="P1"><text:span text:style-name="T1">h</text:span><text:span text:style-name="T2">1</text:span></text:p>
        </draw:rect>
        <draw:rect draw:style-name="gr1" draw:text-style-name="P2" xml:id="id2" draw:id="id2" draw:layer="layout" svg:width="1.27cm" svg:height="0.762cm" svg:x="6.14cm" svg:y="5.445cm">
          <text:p text:style-name="P1"><text:span text:style-name="T1">h</text:span><text:span text:style-name="T3">2</text:span></text:p>
        </draw:rect>
        <draw:rect draw:style-name="gr2" draw:text-style-name="P2" xml:id="id3" draw:id="id3" draw:layer="layout" svg:width="1.27cm" svg:height="0.762cm" svg:x="8.74cm" svg:y="5.445cm">
          <text:p text:style-name="P1"><text:span text:style-name="T1">h</text:span><text:span text:style-name="T3">t</text:span></text:p>
        </draw:rect>
        <draw:rect draw:style-name="gr1" draw:text-style-name="P2" xml:id="id4" draw:id="id4" draw:layer="layout" svg:width="1.27cm" svg:height="0.762cm" svg:x="11.34cm" svg:y="5.445cm">
          <text:p text:style-name="P1"><text:span text:style-name="T1">h</text:span><text:span text:style-name="T3">t</text:span><text:span text:style-name="T4">+1</text:span></text:p>
        </draw:rect>
        <draw:rect draw:style-name="gr2" draw:text-style-name="P2" xml:id="id5" draw:id="id5" draw:layer="layout" svg:width="1.27cm" svg:height="0.762cm" svg:x="13.94cm" svg:y="5.445cm">
          <text:p text:style-name="P1"><text:span text:style-name="T1">h</text:span><text:span text:style-name="T3">n</text:span><text:span text:style-name="T4">-1</text:span></text:p>
        </draw:rect>
        <draw:rect draw:style-name="gr1" draw:text-style-name="P2" xml:id="id6" draw:id="id6" draw:layer="layout" svg:width="1.27cm" svg:height="0.762cm" svg:x="16.54cm" svg:y="5.445cm">
          <text:p text:style-name="P1"><text:span text:style-name="T1">h</text:span><text:span text:style-name="T3">n</text:span></text:p>
        </draw:rect>
        <draw:connector draw:style-name="gr3" draw:text-style-name="P1" draw:layer="layout" draw:type="line" svg:x1="4.81cm" svg:y1="5.826cm" svg:x2="6.14cm" svg:y2="5.826cm" draw:start-shape="id1" draw:start-glue-point="1" draw:end-shape="id2" draw:end-glue-point="3" svg:d="M4810 5826h1330">
          <text:p/>
        </draw:connector>
        <draw:connector draw:style-name="gr4" draw:text-style-name="P1" draw:layer="layout" draw:type="line" svg:x1="7.41cm" svg:y1="5.826cm" svg:x2="8.74cm" svg:y2="5.826cm" draw:start-shape="id2" draw:start-glue-point="1" draw:end-shape="id3" draw:end-glue-point="3" svg:d="M7410 5826h1330">
          <text:p/>
        </draw:connector>
        <draw:connector draw:style-name="gr3" draw:text-style-name="P1" draw:layer="layout" draw:type="line" svg:x1="10.01cm" svg:y1="5.826cm" svg:x2="11.34cm" svg:y2="5.826cm" draw:start-shape="id3" draw:start-glue-point="1" draw:end-shape="id4" draw:end-glue-point="3" svg:d="M10010 5826h1330">
          <text:p/>
        </draw:connector>
        <draw:connector draw:style-name="gr4" draw:text-style-name="P1" draw:layer="layout" draw:type="line" svg:x1="12.61cm" svg:y1="5.826cm" svg:x2="13.94cm" svg:y2="5.826cm" draw:start-shape="id4" draw:start-glue-point="1" draw:end-shape="id5" draw:end-glue-point="3" svg:d="M12610 5826h1330">
          <text:p/>
        </draw:connector>
        <draw:connector draw:style-name="gr3" draw:text-style-name="P1" draw:layer="layout" draw:type="line" svg:x1="15.21cm" svg:y1="5.826cm" svg:x2="16.54cm" svg:y2="5.826cm" draw:start-shape="id5" draw:start-glue-point="1" draw:end-shape="id6" draw:end-glue-point="3" svg:d="M15210 5826h1330">
          <text:p/>
        </draw:connector>
        <draw:rect draw:style-name="gr5" draw:text-style-name="P2" xml:id="id7" draw:id="id7" draw:layer="layout" svg:width="1.27cm" svg:height="0.762cm" svg:x="3.54cm" svg:y="7.045cm">
          <text:p text:style-name="P1"><text:span text:style-name="T5">x</text:span><text:span text:style-name="T2">1</text:span></text:p>
        </draw:rect>
        <draw:rect draw:style-name="gr5" draw:text-style-name="P2" xml:id="id9" draw:id="id9" draw:layer="layout" svg:width="1.27cm" svg:height="0.762cm" svg:x="6.14cm" svg:y="7.045cm">
          <text:p text:style-name="P1"><text:span text:style-name="T5">x</text:span><text:span text:style-name="T4">2</text:span></text:p>
        </draw:rect>
        <draw:rect draw:style-name="gr5" draw:text-style-name="P2" xml:id="id11" draw:id="id11" draw:layer="layout" svg:width="1.27cm" svg:height="0.762cm" svg:x="11.34cm" svg:y="7.045cm">
          <text:p text:style-name="P1"><text:span text:style-name="T5">x</text:span><text:span text:style-name="T3">t</text:span><text:span text:style-name="T4">+1</text:span></text:p>
        </draw:rect>
        <draw:rect draw:style-name="gr5" draw:text-style-name="P2" xml:id="id13" draw:id="id13" draw:layer="layout" svg:width="1.27cm" svg:height="0.762cm" svg:x="16.54cm" svg:y="7.045cm">
          <text:p text:style-name="P1"><text:span text:style-name="T5">x</text:span><text:span text:style-name="T3">n</text:span></text:p>
        </draw:rect>
        <draw:rect draw:style-name="gr5" draw:text-style-name="P2" xml:id="id8" draw:id="id8" draw:layer="layout" svg:width="1.27cm" svg:height="0.762cm" svg:x="3.54cm" svg:y="3.845cm">
          <text:p text:style-name="P1"><text:span text:style-name="T5">y</text:span><text:span text:style-name="T2">1</text:span></text:p>
        </draw:rect>
        <draw:rect draw:style-name="gr5" draw:text-style-name="P2" xml:id="id10" draw:id="id10" draw:layer="layout" svg:width="1.27cm" svg:height="0.762cm" svg:x="6.14cm" svg:y="3.845cm">
          <text:p text:style-name="P1"><text:span text:style-name="T5">y</text:span><text:span text:style-name="T4">2</text:span></text:p>
        </draw:rect>
        <draw:rect draw:style-name="gr5" draw:text-style-name="P2" xml:id="id12" draw:id="id12" draw:layer="layout" svg:width="1.27cm" svg:height="0.762cm" svg:x="11.34cm" svg:y="3.845cm">
          <text:p text:style-name="P1"><text:span text:style-name="T5">y</text:span><text:span text:style-name="T3">t</text:span><text:span text:style-name="T4">+1</text:span></text:p>
        </draw:rect>
        <draw:rect draw:style-name="gr5" draw:text-style-name="P2" xml:id="id14" draw:id="id14" draw:layer="layout" svg:width="1.27cm" svg:height="0.762cm" svg:x="16.54cm" svg:y="3.845cm">
          <text:p text:style-name="P1"><text:span text:style-name="T5">y</text:span><text:span text:style-name="T3">n</text:span></text:p>
        </draw:rect>
        <draw:connector draw:style-name="gr3" draw:text-style-name="P1" draw:layer="layout" draw:type="line" svg:x1="4.175cm" svg:y1="7.045cm" svg:x2="4.175cm" svg:y2="6.207cm" draw:start-shape="id7" draw:start-glue-point="0" draw:end-shape="id1" draw:end-glue-point="2" svg:d="M4175 7045v-838">
          <text:p/>
        </draw:connector>
        <draw:connector draw:style-name="gr3" draw:text-style-name="P1" draw:layer="layout" draw:type="line" svg:x1="4.175cm" svg:y1="5.445cm" svg:x2="4.175cm" svg:y2="4.607cm" draw:start-shape="id1" draw:start-glue-point="0" draw:end-shape="id8" draw:end-glue-point="2" svg:d="M4175 5445v-838">
          <text:p/>
        </draw:connector>
        <draw:connector draw:style-name="gr3" draw:text-style-name="P1" draw:layer="layout" draw:type="line" svg:x1="6.775cm" svg:y1="7.045cm" svg:x2="6.775cm" svg:y2="6.207cm" draw:start-shape="id9" draw:start-glue-point="0" draw:end-shape="id2" draw:end-glue-point="2" svg:d="M6775 7045v-838">
          <text:p/>
        </draw:connector>
        <draw:connector draw:style-name="gr3" draw:text-style-name="P1" draw:layer="layout" draw:type="line" svg:x1="6.775cm" svg:y1="5.445cm" svg:x2="6.775cm" svg:y2="4.607cm" draw:start-shape="id2" draw:start-glue-point="0" draw:end-shape="id10" draw:end-glue-point="2" svg:d="M6775 5445v-838">
          <text:p/>
        </draw:connector>
        <draw:connector draw:style-name="gr3" draw:text-style-name="P1" draw:layer="layout" draw:type="line" svg:x1="11.975cm" svg:y1="7.045cm" svg:x2="11.975cm" svg:y2="6.207cm" draw:start-shape="id11" draw:start-glue-point="0" draw:end-shape="id4" draw:end-glue-point="2" svg:d="M11975 7045v-838">
          <text:p/>
        </draw:connector>
        <draw:connector draw:style-name="gr3" draw:text-style-name="P1" draw:layer="layout" draw:type="line" svg:x1="11.975cm" svg:y1="5.445cm" svg:x2="11.975cm" svg:y2="4.607cm" draw:start-shape="id4" draw:start-glue-point="0" draw:end-shape="id12" draw:end-glue-point="2" svg:d="M11975 5445v-838">
          <text:p/>
        </draw:connector>
        <draw:connector draw:style-name="gr3" draw:text-style-name="P1" draw:layer="layout" draw:type="line" svg:x1="17.175cm" svg:y1="7.045cm" svg:x2="17.175cm" svg:y2="6.207cm" draw:start-shape="id13" draw:start-glue-point="0" draw:end-shape="id6" draw:end-glue-point="2" svg:d="M17175 7045v-838">
          <text:p/>
        </draw:connector>
        <draw:connector draw:style-name="gr3" draw:text-style-name="P1" draw:layer="layout" draw:type="line" svg:x1="17.175cm" svg:y1="5.445cm" svg:x2="17.175cm" svg:y2="4.607cm" draw:start-shape="id6" draw:start-glue-point="0" draw:end-shape="id14" draw:end-glue-point="2" svg:d="M17175 5445v-838">
          <text:p/>
        </draw:connector>
        <draw:connector draw:style-name="gr3" draw:text-style-name="P1" draw:layer="layout" draw:type="line" svg:x1="4.175cm" svg:y1="4.607cm" svg:x2="6.775cm" svg:y2="7.045cm" draw:start-shape="id8" draw:start-glue-point="2" draw:end-shape="id9" draw:end-glue-point="0" svg:d="M4175 4607l2600 2438">
          <text:p/>
        </draw:connector>
        <draw:rect draw:style-name="gr5" draw:text-style-name="P2" xml:id="id15" draw:id="id15" draw:layer="layout" svg:width="1.27cm" svg:height="0.762cm" svg:x="8.74cm" svg:y="7.045cm">
          <text:p text:style-name="P1"><text:span text:style-name="T5">x</text:span><text:span text:style-name="T3">t</text:span></text:p>
        </draw:rect>
        <draw:connector draw:style-name="gr3" draw:text-style-name="P1" draw:layer="layout" draw:type="line" svg:x1="9.375cm" svg:y1="7.045cm" svg:x2="9.375cm" svg:y2="6.207cm" draw:start-shape="id15" draw:start-glue-point="0" draw:end-shape="id3" draw:end-glue-point="2" svg:d="M9375 7045v-838">
          <text:p/>
        </draw:connector>
        <draw:rect draw:style-name="gr5" draw:text-style-name="P2" xml:id="id16" draw:id="id16" draw:layer="layout" svg:width="1.27cm" svg:height="0.762cm" svg:x="8.74cm" svg:y="3.845cm">
          <text:p text:style-name="P1"><text:span text:style-name="T5">y</text:span><text:span text:style-name="T3">t</text:span></text:p>
        </draw:rect>
        <draw:connector draw:style-name="gr3" draw:text-style-name="P1" draw:layer="layout" draw:type="line" svg:x1="9.375cm" svg:y1="5.445cm" svg:x2="9.375cm" svg:y2="4.607cm" draw:start-shape="id3" draw:start-glue-point="0" draw:end-shape="id16" draw:end-glue-point="2" svg:d="M9375 5445v-838">
          <text:p/>
        </draw:connector>
        <draw:rect draw:style-name="gr5" draw:text-style-name="P2" xml:id="id17" draw:id="id17" draw:layer="layout" svg:width="1.27cm" svg:height="0.762cm" svg:x="13.94cm" svg:y="7.045cm">
          <text:p text:style-name="P1"><text:span text:style-name="T5">x</text:span><text:span text:style-name="T3">n</text:span><text:span text:style-name="T4">-1</text:span></text:p>
        </draw:rect>
        <draw:connector draw:style-name="gr3" draw:text-style-name="P1" draw:layer="layout" draw:type="line" svg:x1="14.575cm" svg:y1="7.045cm" svg:x2="14.575cm" svg:y2="6.207cm" draw:start-shape="id17" draw:start-glue-point="0" draw:end-shape="id5" draw:end-glue-point="2" svg:d="M14575 7045v-838">
          <text:p/>
        </draw:connector>
        <draw:connector draw:style-name="gr3" draw:text-style-name="P1" draw:layer="layout" draw:type="line" svg:x1="9.375cm" svg:y1="4.607cm" svg:x2="11.975cm" svg:y2="7.045cm" draw:start-shape="id16" draw:start-glue-point="2" draw:end-shape="id11" draw:end-glue-point="0" svg:d="M9375 4607l2600 2438">
          <text:p/>
        </draw:connector>
        <draw:rect draw:style-name="gr5" draw:text-style-name="P2" xml:id="id18" draw:id="id18" draw:layer="layout" svg:width="1.27cm" svg:height="0.762cm" svg:x="13.94cm" svg:y="3.845cm">
          <text:p text:style-name="P1"><text:span text:style-name="T5">y</text:span><text:span text:style-name="T3">n</text:span><text:span text:style-name="T4">-1</text:span></text:p>
        </draw:rect>
        <draw:connector draw:style-name="gr3" draw:text-style-name="P1" draw:layer="layout" draw:type="line" svg:x1="14.575cm" svg:y1="5.445cm" svg:x2="14.575cm" svg:y2="4.607cm" draw:start-shape="id5" draw:start-glue-point="0" draw:end-shape="id18" draw:end-glue-point="2" svg:d="M14575 5445v-838">
          <text:p/>
        </draw:connector>
        <draw:connector draw:style-name="gr3" draw:text-style-name="P1" draw:layer="layout" draw:type="line" svg:x1="14.575cm" svg:y1="4.607cm" svg:x2="17.175cm" svg:y2="7.045cm" draw:start-shape="id18" draw:start-glue-point="2" draw:end-shape="id13" draw:end-glue-point="0" svg:d="M14575 4607l2600 2438">
          <text:p/>
        </draw:connector>
        <draw:frame draw:style-name="gr6" draw:text-style-name="P3" draw:layer="layout" svg:width="1.76cm" svg:height="0.83cm" svg:x="4.437cm" svg:y="4.502cm">
          <draw:text-box>
            <text:p><text:span text:style-name="T6">P</text:span><text:span text:style-name="T7">(</text:span><text:span text:style-name="T8">x</text:span><text:span text:style-name="T9">2</text:span><text:span text:style-name="T7">|</text:span><text:span text:style-name="T8">y</text:span><text:span text:style-name="T9">1</text:span><text:span text:style-name="T7">)</text:span></text:p>
          </draw:text-box>
        </draw:frame>
        <draw:frame draw:style-name="gr6" draw:text-style-name="P3" draw:layer="layout" svg:width="1.912cm" svg:height="0.832cm" svg:x="9.637cm" svg:y="4.502cm">
          <draw:text-box>
            <text:p><text:span text:style-name="T6">P</text:span><text:span text:style-name="T7">(</text:span><text:span text:style-name="T8">x</text:span><text:span text:style-name="T10">t</text:span><text:span text:style-name="T11">+1</text:span><text:span text:style-name="T7">|</text:span><text:span text:style-name="T8">y</text:span><text:span text:style-name="T10">t</text:span><text:span text:style-name="T7">)</text:span></text:p>
          </draw:text-box>
        </draw:frame>
        <draw:frame draw:style-name="gr6" draw:text-style-name="P3" draw:layer="layout" svg:width="1.987cm" svg:height="0.832cm" svg:x="14.837cm" svg:y="4.502cm">
          <draw:text-box>
            <text:p><text:span text:style-name="T6">P</text:span><text:span text:style-name="T7">(</text:span><text:span text:style-name="T8">x</text:span><text:span text:style-name="T10">n</text:span><text:span text:style-name="T7">|</text:span><text:span text:style-name="T8">y</text:span><text:span text:style-name="T10">n</text:span><text:span text:style-name="T11">-1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4:05:14.36</meta:creation-date>
    <dc:date>2024-06-28T14:52:08.51</dc:date>
    <dc:creator>Loc Nguyen</dc:creator>
    <meta:editing-duration>PT41M50S</meta:editing-duration>
    <meta:editing-cycles>8</meta:editing-cycles>
    <meta:generator>OpenOffice/4.1.14$Win32 OpenOffice.org_project/4114m1$Build-9811</meta:generator>
    <meta:document-statistic meta:object-count="41"/>
  </office:meta>
</office:document-meta>
</file>